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WW8Num1" style:master-page-name="Standard">
      <style:paragraph-properties fo:margin-left="-0.005cm" fo:margin-right="0cm" fo:margin-top="0cm" fo:margin-bottom="0.423cm" fo:line-height="150%" fo:text-indent="0cm" style:auto-text-indent="false"/>
      <style:text-properties fo:language="it" fo:country="IT" style:language-asian="it" style:country-asian="IT"/>
    </style:style>
    <style:style style:name="P2" style:family="paragraph" style:parent-style-name="Standard" style:list-style-name="WW8Num1">
      <style:paragraph-properties fo:margin-left="-0.005cm" fo:margin-right="0cm" fo:margin-top="0cm" fo:margin-bottom="0.423cm" fo:line-height="150%" fo:text-indent="0cm" style:auto-text-indent="false"/>
      <style:text-properties fo:language="it" fo:country="IT" style:language-asian="it" style:country-asian="I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WW8Num1">
        <text:list-item>
          <text:p text:style-name="P1">Nel foglio "Sport" utilizzare una funzione della categoria "Matematiche" per calcolare il totale dei maschi che praticano sport in modo continuativo. Inserire il risultato nella cella K18.</text:p>
        </text:list-item>
        <text:list-item>
          <text:p text:style-name="P2">Applicare una formattazione condizionale alle celle comprese tra E6:E29 in modo da avere in nero i valori inferiori a 500 e in verde quelli maggiori o uguali a 500.</text:p>
        </text:list-item>
        <text:list-item>
          <text:p text:style-name="P2">Creare un ordinamento personalizzato in base ai dati contenuti nelle celle A6:A17 (Classi di età). Ordinare la tabella per classe di età.</text:p>
        </text:list-item>
        <text:list-item>
          <text:p text:style-name="P2">Nel foglio "Giudici" utilizzare una funzione di ricerca per completare la tabella A15:E42 con il cognome del giudice dei rispettivi gruppi (tabella A2:D12).</text:p>
        </text:list-item>
        <text:list-item>
          <text:p text:style-name="P2">Utilizzando una tabella what-if completa la tabella B6:H16 nel foglio "Tabella Dati"; quello che mi interessa calcolare è la somma tra totale e spese di spedizione.</text:p>
        </text:list-item>
        <text:list-item>
          <text:p text:style-name="P2">Nel foglio "Sport" utilizzare un filtro avanzato per visualizzare solo i dati relativi alle femmine il cui valore nella colonna "Non praticano sport" è maggiore di 1.000.</text:p>
        </text:list-item>
        <text:list-item>
          <text:p text:style-name="P2">Nel foglio Dic.05 utilizzare una funziona database per calcolare il totale delle ore svolte da Bianchi dal 01/12 al 15/12.</text:p>
        </text:list-item>
        <text:list-item>
          <text:p text:style-name="P2">Creare il seguente Elenco personalizzato: Ferrari, Esposito, Bianchi. In base questo ordinare la tabella del foglio Dic.05 e aggiungere il subtotale delle ore (per ogni cambiamento in Dipendente).</text:p>
        </text:list-item>
        <text:list-item>
          <text:p text:style-name="P2">Dal foglio Grafico eliminare (solo da grafico) la serie "8/12/2005-14/12/2005". Fare in modo che la serie "1/12/2005-7/12/2005" sia rappresentata tramite una linea. L'asse principale deve avere come valore massimo 1,59.</text:p>
        </text:list-item>
        <text:list-item>
          <text:p text:style-name="P2">Assegnare il font Times New Roman al titolo del grafico. Mettere in orizzontale la scritta Ore. Aggiungere alle barre le etichette dei valori.</text:p>
        </text:list-item>
        <text:list-item>
          <text:p text:style-name="P2">Nascondere il foglio "Riepilogo".</text:p>
        </text:list-item>
        <text:list-item>
          <text:p text:style-name="P2">Nel foglio "Casuale" copiare soltanto i valori della tabella B3:D5 nello spazio B8:B10. Nella cella B12 descrivere sinteticamente la procedura utilizzata.</text:p>
        </text:list-item>
        <text:list-item>
          <text:p text:style-name="P2">A partire dalla cella G1 del foglio "Nov.05" inserire una Tabella PIVOT dei dati presenti nell'intervallo A1:E29 con il seguente layout: Data in riga, Dipendente in colonna, Somma di Ore in dati.</text:p>
        </text:list-item>
        <text:list-item>
          <text:p text:style-name="P2">Raggruppare i dati nella tabella PIVOT per visualizzare il riepilogo in base alle settimane.</text:p>
        </text:list-item>
        <text:list-item>
          <text:p text:style-name="P2">Applicare alla tabella PIVOT la formattazione automatica Rapporto 2.</text:p>
        </text:list-item>
        <text:list-item>
          <text:p text:style-name="P2">Proteggi il foglio "Reparti" in modo che le uniche celle modificabili siano: B5:C7; <text:s/>E5:F7; H5:I7. Utilizza la password "protetto".</text:p>
        </text:list-item>
        <text:list-item>
          <text:p text:style-name="P2">Utilizzando Copia/Incolla speciale copia le celle A5:H17 del foglio "Sport" in un nuovo file di Excel, che chiamerai SportM, in modo da mantenere il collegamente con il file originale.</text:p>
        </text:list-item>
        <text:list-item>
          <text:p text:style-name="P2">Nel foglio "Cantine" crea due scenari per le celle comprese tra B6 e B9. Il primo scenario si chiama "attuale" e riporta i valori attuali. Il secondo scenario si chiama "migliore" e riporta i seguenti valori: 4000, 5000, 8000, 3000.</text:p>
        </text:list-item>
        <text:list-item>
          <text:p text:style-name="P2">Attiva la visualizzazione delle formule nel foglio "Reparti".</text:p>
        </text:list-item>
        <text:list-item>
          <text:p text:style-name="P2">Registra nel file una Macro che centri le tabelle nel foglio sia orizzontalmente che verticalmente e mostri la griglia di Excel.</text:p>
        </text:list-item>
        <text:list-item>
          <text:p text:style-name="P2">Dare alla cella G14 del foglio "Cantine" il nome Massimo.</text:p>
        </text:list-item>
        <text:list-item>
          <text:p text:style-name="P2">Nel foglio "Cantine" crea un formato numerico personalizzato in modo da visualizzare una "l" a destra dei valori delle celle B6:D9.</text:p>
        </text:list-item>
        <text:list-item>
          <text:p text:style-name="P2">Nella cella A1 del foglio "Cantine" inserire il seguente commento: "ATTENZIONE: Sono presenti degli scenari." Elimiare il commento dalla cella B12.</text:p>
        </text:list-item>
        <text:list-item>
          <text:p text:style-name="P2">Nel foglio "Cantine" inserire nella cella J6 una funzione che scriva "BENE!" se il valore della cella I6 è uguale al Massimo, "OK" altrimenti. Trascinare la funzione sulle celle sottostant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ing_20_1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Footer">
      <style:paragraph-properties fo:text-align="center" style:justify-single-word="false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page-layout style:name="pm1">
      <style:page-layout-properties fo:page-width="20.999cm" fo:page-height="29.699cm" style:num-format="1" style:print-orientation="portrait" fo:margin-top="1.249cm" fo:margin-bottom="1.249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pm1">
      <style:header>
        <text:h text:style-name="P1" text:outline-level="1">ESERCIZIO (riepilogo)</text:h>
      </style:header>
      <style:footer>
        <text:p text:style-name="P2">Pagina <text:page-number text:select-page="current">2</text:page-number> di <text:page-count style:num-format="1"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1</dc:title>
    <meta:initial-creator>Marco</meta:initial-creator>
    <meta:creation-date>2006-07-13T16:26:00</meta:creation-date>
    <dc:creator>Marco</dc:creator>
    <dc:date>2006-07-13T16:27:00</dc: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6" meta:word-count="568" meta:character-count="3495"/>
  </office:meta>
</office:document-meta>
</file>